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168253" loext:opacity="100%" style:font-name="Lohit Devanagari1" fo:font-size="16pt" fo:font-weight="bold" officeooo:rsid="00028fe2" officeooo:paragraph-rsid="0000378c" style:font-size-asian="16pt" style:font-weight-asian="bold" style:font-size-complex="16pt" style:font-weight-complex="bold"/>
    </style:style>
    <style:style style:name="P2" style:family="paragraph" style:parent-style-name="Text_20_body">
      <style:text-properties fo:color="#333333" loext:opacity="100%" style:font-name="Lohit Devanagari1" fo:font-size="12pt" fo:font-weight="bold" officeooo:rsid="00028fe2" officeooo:paragraph-rsid="0000378c" style:font-size-asian="10.5pt" style:font-weight-asian="bold" style:font-size-complex="12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" fo:font-size="10.5pt" fo:letter-spacing="normal" fo:font-style="normal" fo:font-weight="normal" officeooo:rsid="00028fe2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DejaVu Sans Mono" fo:font-size="10.5pt" fo:letter-spacing="normal" fo:font-style="normal" fo:font-weight="normal" officeooo:rsid="00028fe2" style:font-weight-asian="bold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53833" loext:opacity="100%" style:font-name="DejaVu Sans Mono" fo:font-size="10.5pt" officeooo:rsid="00028fe2" style:font-weight-asian="bold" style:font-weight-complex="bold"/>
    </style:style>
    <style:style style:name="P7" style:family="paragraph" style:parent-style-name="Preformatted_20_Text">
      <style:paragraph-properties fo:margin-left="0cm" fo:margin-right="0cm" fo:margin-top="0cm" fo:margin-bottom="0.247cm" style:contextual-spacing="false" fo:line-height="115%" fo:orphans="2" fo:widows="2" fo:text-indent="0cm" style:auto-text-indent="false"/>
      <style:text-properties fo:color="#353833" loext:opacity="100%" style:font-name="DejaVu Sans" fo:font-size="10.5pt" officeooo:rsid="00028fe2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Lohit Devanagari1" fo:font-size="12pt" fo:letter-spacing="normal" fo:font-style="normal" fo:font-weight="normal" officeooo:rsid="000100cd" officeooo:paragraph-rsid="000100cd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53833" loext:opacity="100%" style:font-name="Lohit Devanagari1" fo:font-size="12pt" fo:letter-spacing="normal" fo:font-style="normal" fo:font-weight="normal" officeooo:rsid="00018597" officeooo:paragraph-rsid="00018597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74747" loext:opacity="100%" style:font-name="DejaVu Serif" fo:font-size="10.5pt" fo:letter-spacing="normal" fo:font-style="normal" fo:font-weight="normal" officeooo:rsid="000100cd" officeooo:paragraph-rsid="00018597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333333" loext:opacity="100%" style:font-name="Lohit Devanagari1" fo:font-size="12pt" fo:font-weight="normal" officeooo:rsid="000100cd" officeooo:paragraph-rsid="000100c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474747" loext:opacity="100%" style:font-name="Lohit Devanagari1" fo:font-size="12pt" fo:letter-spacing="normal" fo:font-style="normal" fo:font-weight="normal" officeooo:rsid="000100cd" officeooo:paragraph-rsid="000100cd" style:font-size-asian="10.5pt" style:font-weight-asian="normal" style:font-size-complex="12pt" style:font-weight-complex="normal"/>
    </style:style>
    <style:style style:name="P13" style:family="paragraph" style:parent-style-name="Heading_20_2">
      <style:text-properties fo:font-variant="normal" fo:text-transform="none" fo:color="#474747" loext:opacity="100%" style:font-name="Lohit Devanagari1" fo:font-size="12pt" fo:letter-spacing="normal" fo:font-style="normal" fo:font-weight="normal" officeooo:rsid="000100cd" officeooo:paragraph-rsid="000100cd" style:font-size-asian="10.5pt" style:font-weight-asian="normal" style:font-size-complex="12pt" style:font-weight-complex="normal"/>
    </style:style>
    <style:style style:name="P14" style:family="paragraph" style:parent-style-name="Text_20_body" style:list-style-name="L2">
      <style:text-properties fo:color="#474747" loext:opacity="100%" style:font-name="Lohit Devanagari1" officeooo:rsid="000100cd"/>
    </style:style>
    <style:style style:name="P15" style:family="paragraph" style:parent-style-name="Text_20_body">
      <style:text-properties fo:color="#474747" loext:opacity="100%" style:font-name="Lohit Devanagari1" officeooo:rsid="000100cd"/>
    </style:style>
    <style:style style:name="P16" style:family="paragraph" style:parent-style-name="Horizontal_20_Line">
      <style:text-properties fo:color="#474747" loext:opacity="100%" style:font-name="Lohit Devanagari1" fo:font-size="12pt" officeooo:rsid="000100cd" style:font-size-asian="10.5pt" style:font-size-complex="12pt"/>
    </style:style>
    <style:style style:name="P17" style:family="paragraph" style:parent-style-name="Heading_20_2">
      <style:text-properties fo:color="#474747" loext:opacity="100%" style:font-name="Lohit Devanagari1" fo:font-size="12pt" fo:font-weight="normal" officeooo:rsid="000100cd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margin-left="0cm" fo:margin-right="0cm" fo:text-indent="0cm" style:auto-text-indent="false" style:writing-mode="lr-tb"/>
      <style:text-properties fo:color="#474747" loext:opacity="100%" style:font-name="Lohit Devanagari1" fo:font-size="12pt" officeooo:rsid="000100cd" style:font-size-asian="10.5pt" style:font-size-complex="12pt"/>
    </style:style>
    <style:style style:name="P19" style:family="paragraph" style:parent-style-name="Preformatted_20_Text">
      <style:paragraph-properties style:writing-mode="lr-tb"/>
      <style:text-properties fo:color="#474747" loext:opacity="100%" style:font-name="Lohit Devanagari1" fo:font-size="12pt" officeooo:rsid="000100cd" style:font-size-asian="10.5pt" style:font-size-complex="12pt"/>
    </style:style>
    <style:style style:name="P20" style:family="paragraph" style:parent-style-name="Preformatted_20_Text">
      <style:paragraph-properties fo:margin-top="0cm" fo:margin-bottom="0.499cm" style:contextual-spacing="false" style:writing-mode="lr-tb"/>
      <style:text-properties fo:color="#474747" loext:opacity="100%" style:font-name="Lohit Devanagari1" fo:font-size="12pt" officeooo:rsid="000100cd" style:font-size-asian="10.5pt" style:font-size-complex="12pt"/>
    </style:style>
    <style:style style:name="P21" style:family="paragraph" style:parent-style-name="Text_20_body" style:list-style-name="L3">
      <style:text-properties fo:color="#474747" loext:opacity="100%" style:font-name="Lohit Devanagari1" officeooo:rsid="000100cd"/>
    </style:style>
    <style:style style:name="P22" style:family="paragraph" style:parent-style-name="Text_20_body">
      <style:text-properties fo:color="#474747" loext:opacity="100%" style:font-name="Lohit Devanagari1" fo:font-size="12pt" officeooo:rsid="000100cd" style:font-size-asian="10.5pt" style:font-size-complex="12pt"/>
    </style:style>
    <style:style style:name="P23" style:family="paragraph" style:parent-style-name="Text_20_body" style:list-style-name="L4">
      <style:text-properties fo:color="#474747" loext:opacity="100%" style:font-name="Lohit Devanagari1" officeooo:rsid="000100cd"/>
    </style:style>
    <style:style style:name="P24" style:family="paragraph" style:parent-style-name="Text_20_body" style:list-style-name="L5">
      <style:text-properties fo:color="#474747" loext:opacity="100%" style:font-name="Lohit Devanagari1" officeooo:rsid="000100cd"/>
    </style:style>
    <style:style style:name="P25" style:family="paragraph" style:parent-style-name="Text_20_body" style:list-style-name="L6">
      <style:text-properties fo:color="#474747" loext:opacity="100%" style:font-name="Lohit Devanagari1" officeooo:rsid="000100cd"/>
    </style:style>
    <style:style style:name="P26" style:family="paragraph" style:parent-style-name="Text_20_body" style:list-style-name="L7">
      <style:text-properties fo:color="#474747" loext:opacity="100%" style:font-name="Lohit Devanagari1" officeooo:rsid="000100cd"/>
    </style:style>
    <style:style style:name="P27" style:family="paragraph" style:parent-style-name="Text_20_body" style:list-style-name="L8">
      <style:text-properties fo:color="#474747" loext:opacity="100%" style:font-name="Lohit Devanagari1" officeooo:rsid="000100cd"/>
    </style:style>
    <style:style style:name="P28" style:family="paragraph" style:parent-style-name="Text_20_body" style:list-style-name="L9">
      <style:text-properties fo:color="#474747" loext:opacity="100%" style:font-name="Lohit Devanagari1" officeooo:rsid="000100cd"/>
    </style:style>
    <style:style style:name="P29" style:family="paragraph" style:parent-style-name="Text_20_body" style:list-style-name="L10">
      <style:text-properties fo:color="#474747" loext:opacity="100%" style:font-name="Lohit Devanagari1" officeooo:rsid="000100cd"/>
    </style:style>
    <style:style style:name="P30" style:family="paragraph" style:parent-style-name="Text_20_body" style:list-style-name="L11">
      <style:text-properties fo:color="#474747" loext:opacity="100%" style:font-name="Lohit Devanagari1" officeooo:rsid="000100cd"/>
    </style:style>
    <style:style style:name="P31" style:family="paragraph" style:parent-style-name="Text_20_body" style:list-style-name="L12">
      <style:text-properties fo:color="#474747" loext:opacity="100%" style:font-name="Lohit Devanagari1" officeooo:rsid="000100cd"/>
    </style:style>
    <style:style style:name="T1" style:family="text">
      <style:text-properties officeooo:rsid="00082d2d"/>
    </style:style>
    <style:style style:name="T2" style:family="text">
      <style:text-properties fo:color="#158466" loext:opacity="100%" officeooo:rsid="00082d2d"/>
    </style:style>
    <style:style style:name="T3" style:family="text">
      <style:text-properties fo:font-variant="normal" fo:text-transform="none" fo:color="#4a6782" loext:opacity="100%" style:text-line-through-style="none" style:text-line-through-type="none" style:font-name="DejaVu Sans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80" loext:opacity="100%" style:text-line-through-style="none" style:text-line-through-type="none" style:font-name="DejaVu Sans" fo:font-size="10.5pt" fo:letter-spacing="normal" fo:font-style="normal" style:text-underline-style="solid" style:text-underline-width="auto" style:text-underline-color="font-color" fo:font-weight="normal" style:text-blinking="false"/>
    </style:style>
    <style:style style:name="T5" style:family="text">
      <style:text-properties fo:color="#158466" loext:opacity="100%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color="#158466" loext:opacity="100%" fo:letter-spacing="normal" fo:font-style="normal" fo:font-weight="bold"/>
    </style:style>
    <style:style style:name="T8" style:family="text">
      <style:text-properties fo:font-variant="normal" fo:text-transform="none" fo:letter-spacing="normal" fo:font-style="normal" fo:font-weight="bold"/>
    </style:style>
    <style:style style:name="T9" style:family="text">
      <style:text-properties fo:font-variant="normal" fo:text-transform="none" fo:color="#4a6782" loext:opacity="100%" style:text-line-through-style="none" style:text-line-through-typ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font-name="DejaVu Sans Mono" fo:letter-spacing="normal" fo:font-style="normal" fo:font-weight="normal"/>
    </style:style>
    <style:style style:name="T11" style:family="text">
      <style:text-properties fo:font-variant="normal" fo:text-transform="none" fo:color="#4a6782" loext:opacity="100%" style:text-line-through-style="none" style:text-line-through-type="none" style:font-name="DejaVu Sans Mono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158466" loext:opacity="100%" style:text-line-through-style="none" style:text-line-through-type="none" style:font-name="DejaVu Sans Mono" fo:letter-spacing="normal" fo:font-style="normal" style:text-underline-style="none" fo:font-weight="normal" style:text-blinking="false"/>
    </style:style>
    <style:style style:name="T13" style:family="text">
      <style:text-properties officeooo:rsid="00018597"/>
    </style:style>
    <style:style style:name="T14" style:family="text">
      <style:text-properties fo:font-variant="normal" fo:text-transform="none" fo:color="#474747" loext:opacity="100%" style:font-name="DejaVu Serif" fo:font-size="10.5pt" fo:letter-spacing="normal" fo:font-style="normal"/>
    </style:style>
    <style:style style:name="T15" style:family="text">
      <style:text-properties fo:color="#158466" loext:opacity="100%" fo:font-size="11pt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26a49" style:font-size-asian="11pt" style:font-size-complex="11pt"/>
    </style:style>
    <style:style style:name="T18" style:family="text">
      <style:text-properties fo:background-color="#fff5ce" loext:char-shading-value="0"/>
    </style:style>
    <style:style style:name="T19" style:family="text">
      <style:text-properties fo:color="#2a6099" loext:opacity="100%" fo:background-color="#fff5ce" loext:char-shading-value="0"/>
    </style:style>
    <style:style style:name="T20" style:family="text">
      <style:text-properties fo:color="#158466" loext:opacity="100%" fo:font-size="10.5pt" style:font-size-complex="10.5pt"/>
    </style:style>
    <style:style style:name="T21" style:family="text">
      <style:text-properties fo:font-size="10.5pt" style:font-size-complex="10.5pt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color="#168253" loext:opacity="100%" fo:font-size="10.5pt" style:font-size-complex="10.5pt"/>
    </style:style>
    <style:style style:name="T24" style:family="text">
      <style:text-properties fo:color="#e16173" loext:opacity="100%" fo:font-size="10.5pt" style:font-size-complex="10.5pt"/>
    </style:style>
    <style:style style:name="T25" style:family="text">
      <style:text-properties fo:color="#00a933" loext:opacity="100%" fo:font-size="10.5pt" style:font-size-complex="10.5pt"/>
    </style:style>
    <style:style style:name="T26" style:family="text">
      <style:text-properties fo:color="#2a6099" loext:opacity="100%" fo:font-size="10.5pt" style:font-size-complex="10.5pt"/>
    </style:style>
    <style:style style:name="T27" style:family="text">
      <style:text-properties fo:color="#50938a" loext:opacity="100%" fo:font-size="10.5pt" style:font-size-complex="10.5pt"/>
    </style:style>
    <style:style style:name="T28" style:family="text">
      <style:text-properties fo:color="#5983b0" loext:opacity="100%" fo:font-size="10.5pt" style:font-size-complex="10.5pt"/>
    </style:style>
    <style:style style:name="T29" style:family="text">
      <style:text-properties fo:color="#158466" loext:opacity="100%" fo:font-size="10.5pt" style:font-size-asian="10.5pt" style:font-size-complex="10.5pt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">
        <style:list-level-properties text:space-before="0.397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<text:span text:style-name="T1">SE </text:span><text:span text:style-name="T2">LocalDate</text:span></text:p>
      <text:p text:style-name="P1"/>
      <text:p text:style-name="P2"><text:span text:style-name="T3"><text:s text:c="4"/></text:span><text:a xlink:type="simple" xlink:href="https://docs.oracle.com/javase/8/docs/api/java/lang/Object.html" text:style-name="Internet_20_link" text:visited-style-name="Visited_20_Internet_20_Link"><text:span text:style-name="T4">java.lang.Object</text:span></text:a></text:p>
      <text:list text:style-name="L1">
        <text:list-item>
          <text:list>
            <text:list-header>
              <text:p text:style-name="P3"><text:s text:c="4"/>java.time.<text:span text:style-name="T5">LocalDate</text:span></text:p>
            </text:list-header>
          </text:list>
        </text:list-item>
      </text:list>
      <text:p text:style-name="P4"/>
      <text:p text:style-name="P5"/>
      <text:p text:style-name="P6"><text:span text:style-name="T6">public final class </text:span><text:span text:style-name="T7">LocalDate</text:span><text:span text:style-name="T8"> </text:span><text:span text:style-name="T6">extends </text:span><text:a xlink:type="simple" xlink:href="https://docs.oracle.com/javase/8/docs/api/java/lang/Object.html" text:style-name="Internet_20_link" text:visited-style-name="Visited_20_Internet_20_Link"><text:span text:style-name="T9">Object</text:span></text:a></text:p>
      <text:p text:style-name="P7"><text:span text:style-name="T10"><text:tab/>implements </text:span><text:a xlink:type="simple" xlink:href="https://docs.oracle.com/javase/8/docs/api/java/time/temporal/Temporal.html" text:style-name="Internet_20_link" text:visited-style-name="Visited_20_Internet_20_Link"><text:span text:style-name="T11">Temporal</text:span></text:a><text:span text:style-name="T10">, </text:span><text:a xlink:type="simple" xlink:href="https://docs.oracle.com/javase/8/docs/api/java/time/temporal/TemporalAdjuster.html" text:style-name="Internet_20_link" text:visited-style-name="Visited_20_Internet_20_Link"><text:span text:style-name="T11">TemporalAdjuster</text:span></text:a><text:span text:style-name="T10">, </text:span><text:a xlink:type="simple" xlink:href="https://docs.oracle.com/javase/8/docs/api/java/time/chrono/ChronoLocalDate.html" text:style-name="Internet_20_link" text:visited-style-name="Visited_20_Internet_20_Link"><text:span text:style-name="T11">Chrono</text:span><text:span text:style-name="T12">LocalDate</text:span></text:a><text:span text:style-name="T10">, </text:span><text:a xlink:type="simple" xlink:href="https://docs.oracle.com/javase/8/docs/api/java/io/Serializable.html" text:style-name="Internet_20_link" text:visited-style-name="Visited_20_Internet_20_Link"><text:span text:style-name="T11">Serializable</text:span></text:a></text:p>
      <text:p text:style-name="P4"/>
      <text:p text:style-name="P8">Un objeto <text:span text:style-name="T5">LocalDate</text:span> representa una fecha sin hora ni zona horaria (p.ej: 2025-12-21). Es un objeto date-time inmutable <text:span text:style-name="T13">que representa una fecha, comunmente visualizada como year-month-day ya que está basada en el sistema ISO-8601, el sistema de calendario civil moderno usado hoy día en la mayor parte del mundo.</text:span></text:p>
      <text:p text:style-name="P8"/>
      <text:p text:style-name="P9">Otros campos o formatos de fechas, como day-yof-year, day-of-week y week-of-year también son accesibles. Por ejemplo, el valor “2nd October 2007” puede almacenarse en una <text:span text:style-name="T5">LocalDate</text:span>.</text:p>
      <text:p text:style-name="P9"/>
      <text:p text:style-name="P9">Esta clase no almacena o representa el tiempo o una zona horaria. Es una descripción de la fecha, como podrían ser las usadas para cumpleaños. No puede representar un instante de la time-line sin informacion adicional como un offset o un time-zone.</text:p>
      <text:p text:style-name="P10"/>
      <text:p text:style-name="P11"><text:span text:style-name="T14"/></text:p>
      <text:p text:style-name="P12">Para comparaciones se debe usar el método equals. Evitando utilizar operadores de igualdad(==, !=, etc.) y otras identity-sensitive operations.</text:p>
      <text:p text:style-name="P12"/>
      <text:h text:style-name="P13" text:outline-level="2">1) ¿Qué es exactamente <text:span text:style-name="Source_20_Text"><text:span text:style-name="T5">LocalDate</text:span></text:span>?</text:h>
      <text:list text:style-name="L2">
        <text:list-item>
          <text:p text:style-name="P14">Una <text:span text:style-name="Strong_20_Emphasis">fecha en el calendario ISO-8601</text:span> (año–mes–día), sin componente de tiempo ni offset/zone.<text:line-break/>No representa un instante en la línea de tiempo por sí sola: para obtener un <text:span text:style-name="Source_20_Text">Instant</text:span> necesitas combinarla con una hora y una zona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+1</text:a></text:p>
        </text:list-item>
        <text:list-item>
          <text:p text:style-name="P14"><text:span text:style-name="Strong_20_Emphasis">Inmutable</text:span> y, por tanto, <text:span text:style-name="Strong_20_Emphasis">thread-safe</text:span>: las operaciones devuelven nuevas instancias en lugar de modificar la existente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</text:p>
      <text:h text:style-name="P17" text:outline-level="2">2) Creación: factories y parseo</text:h>
      <text:p text:style-name="P15">Principales formas de obtener un <text:span text:style-name="Source_20_Text"><text:span text:style-name="T5">LocalDate</text:span></text:span>:</text:p>
      <text:p text:style-name="P18"><text:span text:style-name="Source_20_Text"><text:span text:style-name="T15">LocalDate</text:span></text:span><text:span text:style-name="Source_20_Text"><text:span text:style-name="T16"> hoy = </text:span></text:span><text:span text:style-name="Source_20_Text"><text:span text:style-name="T15">LocalDate</text:span></text:span><text:span text:style-name="Source_20_Text"><text:span text:style-name="T16">.now(); <text:s text:c="9"/>// fecha actual del sistema</text:span></text:span></text:p>
      <text:p text:style-name="P18"><text:span text:style-name="Source_20_Text"><text:span text:style-name="T16"/></text:span></text:p>
      <text:p text:style-name="P19"><text:span text:style-name="Source_20_Text"><text:span text:style-name="T15">LocalDate</text:span></text:span><text:span text:style-name="Source_20_Text"><text:span text:style-name="T16"> fecha = </text:span></text:span><text:span text:style-name="Source_20_Text"><text:span text:style-name="T15">LocalDate</text:span></text:span><text:span text:style-name="Source_20_Text"><text:span text:style-name="T16">.of(2025, 11, 30); <text:s text:c="2"/>// año, mes, día</text:span></text:span></text:p>
      <text:p text:style-name="P19"><text:span text:style-name="Source_20_Text"><text:span text:style-name="T16"/></text:span></text:p>
      <text:p text:style-name="P20"><text:span text:style-name="Source_20_Text"><text:span text:style-name="T15">LocalDate</text:span></text:span><text:span text:style-name="Source_20_Text"><text:span text:style-name="T16"> desdeString = </text:span></text:span><text:span text:style-name="Source_20_Text"><text:span text:style-name="T15">LocalDate</text:span></text:span><text:span text:style-name="Source_20_Text"><text:span text:style-name="T16">.parse("2025-11-30"); // parsea </text:span></text:span><text:span text:style-name="Source_20_Text"><text:span text:style-name="T17">el string a </text:span></text:span><text:span text:style-name="Source_20_Text"><text:span text:style-name="T16">ISO-8601 por defecto</text:span></text:span></text:p>
      <text:list text:style-name="L3">
        <text:list-item>
          <text:p text:style-name="P21"><text:span text:style-name="Source_20_Text">parse(CharSequence)</text:span> usa por defecto el formato ISO (<text:span text:style-name="Source_20_Text">yyyy-MM-dd</text:span>). <text:span text:style-name="T18">Para otros formatos usa </text:span><text:span text:style-name="Source_20_Text"><text:span text:style-name="T19">DateTimeFormatter</text:span></text:span>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+1</text:a></text:p>
        </text:list-item>
      </text:list>
      <text:p text:style-name="P16"/>
      <text:h text:style-name="P17" text:outline-level="2">3) Operaciones comunes (inmutabilidad)</text:h>
      <text:p text:style-name="P15">Todas devuelven un <text:span text:style-name="Strong_20_Emphasis">nuevo</text:span> <text:span text:style-name="Source_20_Text"><text:span text:style-name="T5">LocalDate</text:span></text:span>:</text:p>
      <text:p text:style-name="P18"><text:span text:style-name="Source_20_Text"><text:span text:style-name="T20">LocalDate</text:span></text:span><text:span text:style-name="Source_20_Text"><text:span text:style-name="T21"> d = </text:span></text:span><text:span text:style-name="Source_20_Text"><text:span text:style-name="T20">LocalDate</text:span></text:span><text:span text:style-name="Source_20_Text"><text:span text:style-name="T21">.of(2025, 11, 30);</text:span></text:span></text:p>
      <text:p text:style-name="P18"><text:span text:style-name="Source_20_Text"><text:span text:style-name="T22"/></text:span></text:p>
      <text:p text:style-name="P19"><text:span text:style-name="Source_20_Text"><text:span text:style-name="T20">LocalDate</text:span></text:span><text:span text:style-name="Source_20_Text"><text:span text:style-name="T21"> masUno = d.plusDays(1); <text:s text:c="7"/>// 2025-12-01</text:span></text:span></text:p>
      <text:p text:style-name="P19"><text:span text:style-name="Source_20_Text"><text:span text:style-name="T22"/></text:span></text:p>
      <text:p text:style-name="P19"><text:span text:style-name="Source_20_Text"><text:span text:style-name="T20">LocalDate</text:span></text:span><text:span text:style-name="Source_20_Text"><text:span text:style-name="T21"> menosMes = d.minusMonths(1); <text:s text:c="2"/>// 2025-10-30</text:span></text:span></text:p>
      <text:p text:style-name="P19"><text:span text:style-name="Source_20_Text"><text:span text:style-name="T22"/></text:span></text:p>
      <text:p text:style-name="P20"><text:span text:style-name="Source_20_Text"><text:span text:style-name="T20">LocalDate</text:span></text:span><text:span text:style-name="Source_20_Text"><text:span text:style-name="T21"> conDia = d.withDayOfMonth(1); <text:s/>// 2025-11-01</text:span></text:span></text:p>
      <text:p text:style-name="P15">También hay métodos para sumar/a restar años, semanas, etc. y para ajustar con <text:span text:style-name="Source_20_Text">TemporalAdjuster</text:span> (p. ej. <text:span text:style-name="Source_20_Text">with(TemporalAdjusters.lastDayOfMonth())</text:span>)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<text:p text:style-name="P16"/>
      <text:h text:style-name="P17" text:outline-level="2">4) Acceso a campos y consultas</text:h>
      <text:p text:style-name="P18"><text:span text:style-name="Source_20_Text"><text:span text:style-name="T21">int year = d.getYear();</text:span></text:span></text:p>
      <text:p text:style-name="P19"><text:span text:style-name="Source_20_Text"><text:span text:style-name="T21">Month month = d.getMonth(); <text:s text:c="10"/>// enum java.time.Month</text:span></text:span></text:p>
      <text:p text:style-name="P19"><text:span text:style-name="Source_20_Text"><text:span text:style-name="T21">int monthValue = d.getMonthValue(); <text:s text:c="2"/>// 1..12</text:span></text:span></text:p>
      <text:p text:style-name="P19"><text:span text:style-name="Source_20_Text"><text:span text:style-name="T21">int day = d.getDayOfMonth();</text:span></text:span></text:p>
      <text:p text:style-name="P19"><text:span text:style-name="Source_20_Text"><text:span text:style-name="T21">DayOfWeek dow = d.getDayOfWeek(); <text:s text:c="4"/>// enum DayOfWeek</text:span></text:span></text:p>
      <text:p text:style-name="P19"><text:span text:style-name="Source_20_Text"><text:span text:style-name="T21">int dayOfYear = d.getDayOfYear();</text:span></text:span></text:p>
      <text:p text:style-name="P20"><text:span text:style-name="Source_20_Text"><text:span text:style-name="T21">boolean esBisiesto = d.isLeapYear();</text:span></text:span></text:p>
      <text:p text:style-name="P16"/>
      <text:p text:style-name="P22"/>
      <text:h text:style-name="P17" text:outline-level="2"><text:soft-page-break/>5) Formateo y parseo con <text:span text:style-name="Source_20_Text">DateTimeFormatter</text:span></text:h>
      <text:list text:style-name="L4">
        <text:list-item>
          <text:p text:style-name="P23">Para representaciones legibles o locales usa <text:span text:style-name="Source_20_Text">DateTimeFormatter</text:span>:</text:p>
        </text:list-item>
      </text:list>
      <text:p text:style-name="P18"><text:span text:style-name="Source_20_Text"><text:span text:style-name="T21"><text:tab/></text:span></text:span><text:span text:style-name="Source_20_Text"><text:span text:style-name="T23">DateTimeFormatter</text:span></text:span><text:span text:style-name="Source_20_Text"><text:span text:style-name="T21"> fmt = </text:span></text:span><text:span text:style-name="Source_20_Text"><text:span text:style-name="T23">DateTimeFormatter</text:span></text:span><text:span text:style-name="Source_20_Text"><text:span text:style-name="T21">.</text:span></text:span><text:span text:style-name="Source_20_Text"><text:span text:style-name="T24">ofPattern</text:span></text:span><text:span text:style-name="Source_20_Text"><text:span text:style-name="T21">(</text:span></text:span><text:span text:style-name="Source_20_Text"><text:span text:style-name="T25">"dd/MM/yyyy"</text:span></text:span><text:span text:style-name="Source_20_Text"><text:span text:style-name="T21">);</text:span></text:span></text:p>
      <text:p text:style-name="P18"><text:span text:style-name="Source_20_Text"><text:span text:style-name="T21"/></text:span></text:p>
      <text:p text:style-name="P19"><text:span text:style-name="Source_20_Text"><text:span text:style-name="T21"><text:tab/></text:span></text:span><text:span text:style-name="Source_20_Text"><text:span text:style-name="T26">String</text:span></text:span><text:span text:style-name="Source_20_Text"><text:span text:style-name="T21"> txt = d.</text:span></text:span><text:span text:style-name="Source_20_Text"><text:span text:style-name="T27">format</text:span></text:span><text:span text:style-name="Source_20_Text"><text:span text:style-name="T21">(fmt); <text:s text:c="18"/>// </text:span></text:span><text:span text:style-name="Source_20_Text"><text:span text:style-name="T25">"30/11/2025"</text:span></text:span></text:p>
      <text:p text:style-name="P19"><text:span text:style-name="Source_20_Text"><text:span text:style-name="T21"/></text:span></text:p>
      <text:p text:style-name="P20"><text:span text:style-name="Source_20_Text"><text:span text:style-name="T20"><text:tab/>LocalDate</text:span></text:span><text:span text:style-name="Source_20_Text"><text:span text:style-name="T21"> parsed = </text:span></text:span><text:span text:style-name="Source_20_Text"><text:span text:style-name="T20">LocalDate</text:span></text:span><text:span text:style-name="Source_20_Text"><text:span text:style-name="T21">.</text:span></text:span><text:span text:style-name="Source_20_Text"><text:span text:style-name="T28">parse</text:span></text:span><text:span text:style-name="Source_20_Text"><text:span text:style-name="T21">("30/11/2025", fmt);</text:span></text:span></text:p>
      <text:list text:style-name="L5">
        <text:list-item>
          <text:p text:style-name="P24"><text:span text:style-name="Source_20_Text">DateTimeFormatter</text:span> soporta locales, patrones y estilos predefinidos. <text:a xlink:type="simple" xlink:href="https://docs.oracle.com/en/java/javase/21/docs/api/java.base/java/time/format/DateTimeFormatter.html?utm_source=chatgpt.com" office:target-frame-name="_blank" xlink:show="new" text:style-name="Internet_20_link" text:visited-style-name="Visited_20_Internet_20_Link">Oracle Docs</text:a></text:p>
        </text:list-item>
      </text:list>
      <text:p text:style-name="P16"/>
      <text:h text:style-name="P17" text:outline-level="2">6) Comparación y orden</text:h>
      <text:list text:style-name="L6">
        <text:list-item>
          <text:p text:style-name="P25">Implementa <text:span text:style-name="Source_20_Text">Comparable&lt;</text:span><text:span text:style-name="Source_20_Text"><text:span text:style-name="T5">LocalDate</text:span></text:span><text:span text:style-name="Source_20_Text">&gt;</text:span>. Usa <text:span text:style-name="Source_20_Text">isBefore()</text:span>, <text:span text:style-name="Source_20_Text">isAfter()</text:span>, <text:span text:style-name="Source_20_Text">isEqual()</text:span> o <text:span text:style-name="Source_20_Text">compareTo()</text:span>:</text:p>
        </text:list-item>
      </text:list>
      <text:p text:style-name="P18"><text:span text:style-name="Source_20_Text"><text:span text:style-name="T21"><text:tab/><text:tab/><text:tab/>if (a.isBefore(b)) { ... };</text:span></text:span></text:p>
      <text:p text:style-name="P18"><text:span text:style-name="Source_20_Text"><text:span text:style-name="T21"/></text:span></text:p>
      <text:p text:style-name="P20"><text:span text:style-name="Source_20_Text"><text:span text:style-name="T21"><text:tab/><text:tab/><text:tab/>boolean eq = a.isEqual(b);</text:span></text:span></text:p>
      <text:p text:style-name="P16"/>
      <text:h text:style-name="P17" text:outline-level="2">7) Conversión a otros tipos / interoperabilidad</text:h>
      <text:list text:style-name="L7">
        <text:list-item>
          <text:p text:style-name="P26">Para obtener un <text:span text:style-name="Source_20_Text"><text:span text:style-name="T5">LocalDate</text:span></text:span><text:span text:style-name="Source_20_Text">Time</text:span> (inicio del día) y luego un <text:span text:style-name="Source_20_Text">Instant</text:span> necesitas una <text:span text:style-name="Source_20_Text">ZoneId</text:span>:</text:p>
        </text:list-item>
      </text:list>
      <text:p text:style-name="P18"><text:span text:style-name="Source_20_Text"><text:span text:style-name="T20"><text:tab/>LocalDate</text:span></text:span><text:span text:style-name="Source_20_Text"><text:span text:style-name="T21"> ld = </text:span></text:span><text:span text:style-name="Source_20_Text"><text:span text:style-name="T20">LocalDate</text:span></text:span><text:span text:style-name="Source_20_Text"><text:span text:style-name="T21">.of(2025,11,30);</text:span></text:span></text:p>
      <text:p text:style-name="P18"><text:span text:style-name="Source_20_Text"><text:span text:style-name="T21"/></text:span></text:p>
      <text:p text:style-name="P19"><text:span text:style-name="Source_20_Text"><text:span text:style-name="T20"><text:tab/>LocalDate</text:span></text:span><text:span text:style-name="Source_20_Text"><text:span text:style-name="T21">Time start = ld.atStartOfDay(); <text:s text:c="2"/>// </text:span></text:span><text:span text:style-name="Source_20_Text"><text:span text:style-name="T20">LocalDate</text:span></text:span><text:span text:style-name="Source_20_Text"><text:span text:style-name="T21">Time 2025-11-<text:tab/><text:tab/><text:tab/><text:tab/><text:tab/><text:tab/><text:tab/><text:tab/><text:tab/><text:tab/><text:tab/> <text:s text:c="3"/>30T00:00</text:span></text:span></text:p>
      <text:p text:style-name="P19"><text:span text:style-name="Source_20_Text"><text:span text:style-name="T21"/></text:span></text:p>
      <text:p text:style-name="P19"><text:span text:style-name="Source_20_Text"><text:span text:style-name="T21"><text:tab/></text:span></text:span><text:span text:style-name="Source_20_Text"><text:span text:style-name="T27">ZonedDateTime</text:span></text:span><text:span text:style-name="Source_20_Text"><text:span text:style-name="T21"> zdt = ld.atStartOfDay(ZoneId.of("Europe/Madrid"));</text:span></text:span></text:p>
      <text:p text:style-name="P19"><text:span text:style-name="Source_20_Text"><text:span text:style-name="T21"/></text:span></text:p>
      <text:p text:style-name="P20"><text:span text:style-name="Source_20_Text"><text:span text:style-name="T21"><text:tab/></text:span></text:span><text:span text:style-name="Source_20_Text"><text:span text:style-name="T27">Instant</text:span></text:span><text:span text:style-name="Source_20_Text"><text:span text:style-name="T21"> instant = zdt.toInstant();</text:span></text:span></text:p>
      <text:list text:style-name="L8">
        <text:list-item>
          <text:p text:style-name="P27"><text:span text:style-name="Source_20_Text"><text:span text:style-name="T5">LocalDate</text:span></text:span> también se integra con APIs SQL (p. ej. <text:span text:style-name="Source_20_Text">java.sql.Date.valueOf(</text:span><text:span text:style-name="Source_20_Text"><text:span text:style-name="T5">LocalDate</text:span></text:span><text:span text:style-name="Source_20_Text">)</text:span>, o <text:span text:style-name="Source_20_Text">Date.to</text:span><text:span text:style-name="Source_20_Text"><text:span text:style-name="T5">LocalDate</text:span></text:span><text:span text:style-name="Source_20_Text">()</text:span>). <text:a xlink:type="simple" xlink:href="https://download.java.net/java/early_access/panama/docs/api/java.base/java/time/class-use/LocalDate.html?utm_source=chatgpt.com" office:target-frame-name="_blank" xlink:show="new" text:style-name="Internet_20_link" text:visited-style-name="Visited_20_Internet_20_Link">download.java.net+1</text:a></text:p>
        </text:list-item>
      </text:list>
      <text:p text:style-name="P16"/>
      <text:h text:style-name="P17" text:outline-level="2">8) Errores y excepciones comunes</text:h>
      <text:list text:style-name="L9">
        <text:list-item>
          <text:p text:style-name="P28"><text:span text:style-name="Source_20_Text"><text:span text:style-name="T29">DateTimeParseException</text:span></text:span><text:span text:style-name="T22"> al parsear strings mal formados.</text:span></text:p>
        </text:list-item>
        <text:list-item>
          <text:p text:style-name="P28"><text:span text:style-name="Source_20_Text"><text:span text:style-name="T29">DateTimeException</text:span></text:span><text:span text:style-name="T22"> para valores inválidos en </text:span><text:span text:style-name="Source_20_Text"><text:span text:style-name="T22">of()</text:span></text:span><text:span text:style-name="T22"> (p. ej. </text:span><text:span text:style-name="Source_20_Text"><text:span text:style-name="T29">LocalDate</text:span></text:span><text:span text:style-name="Source_20_Text"><text:span text:style-name="T22">.of(2025, 2, 30)</text:span></text:span><text:span text:style-name="T22"> lanza excepción).</text:span><text:line-break/>Siempre validar o capturar estas excepciones si los datos vienen de entrada externa.</text:p>
        </text:list-item>
      </text:list>
      <text:p text:style-name="P16"><text:soft-page-break/></text:p>
      <text:h text:style-name="P17" text:outline-level="2">9) Casos prácticos y recomendaciones</text:h>
      <text:list text:style-name="L10">
        <text:list-item>
          <text:p text:style-name="P29"><text:span text:style-name="Strong_20_Emphasis">Almacenar cumpleaños, fechas de eventos</text:span>: usar <text:span text:style-name="Source_20_Text"><text:span text:style-name="T5">LocalDate</text:span></text:span> (sin zona).</text:p>
        </text:list-item>
        <text:list-item>
          <text:p text:style-name="P29"><text:span text:style-name="Strong_20_Emphasis">Si necesitas instantes</text:span> (p. ej. para ordenar por timeline real): combinar con <text:span text:style-name="Source_20_Text">ZoneId</text:span> y <text:span text:style-name="Source_20_Text">LocalTime</text:span>.</text:p>
        </text:list-item>
        <text:list-item>
          <text:p text:style-name="P29"><text:span text:style-name="Strong_20_Emphasis">Para APIs públicas:</text:span> preferir firmar métodos con <text:span text:style-name="Source_20_Text"><text:span text:style-name="T5">LocalDate</text:span></text:span> en vez de <text:span text:style-name="Source_20_Text">java.util.Date</text:span>.</text:p>
        </text:list-item>
        <text:list-item>
          <text:p text:style-name="P29"><text:span text:style-name="Strong_20_Emphasis">Para formateo:</text:span> usar <text:span text:style-name="Source_20_Text">DateTimeFormatter</text:span> con <text:span text:style-name="Source_20_Text">Locale</text:span> para mantener internacionalización.</text:p>
        </text:list-item>
      </text:list>
      <text:p text:style-name="P16"/>
      <text:h text:style-name="P17" text:outline-level="2">10) Ejemplos útiles completos</text:h>
      <text:p text:style-name="P15">Crear y comparar:</text:p>
      <text:p text:style-name="P18"><text:span text:style-name="Source_20_Text"><text:span text:style-name="T5">LocalDate</text:span></text:span><text:span text:style-name="Source_20_Text"> hoy = </text:span><text:span text:style-name="Source_20_Text"><text:span text:style-name="T5">LocalDate</text:span></text:span><text:span text:style-name="Source_20_Text">.now();</text:span></text:p>
      <text:p text:style-name="P19"><text:span text:style-name="Source_20_Text"><text:span text:style-name="T5">LocalDate</text:span></text:span><text:span text:style-name="Source_20_Text"> cumple = </text:span><text:span text:style-name="Source_20_Text"><text:span text:style-name="T5">LocalDate</text:span></text:span><text:span text:style-name="Source_20_Text">.of(1990, Month.JUNE, 15);</text:span></text:p>
      <text:p text:style-name="P19"><text:span text:style-name="Source_20_Text">int edad = Period.between(cumple, hoy).getYears(); <text:s/>// calcula edad completa</text:span></text:p>
      <text:p text:style-name="P19"/>
      <text:p text:style-name="P20"><text:span text:style-name="Source_20_Text">if (hoy.isAfter(cumple)) { ... }</text:span></text:p>
      <text:p text:style-name="P15">Añadir seguridad en parseo:</text:p>
      <text:p text:style-name="P18"><text:span text:style-name="Source_20_Text">try {</text:span></text:p>
      <text:p text:style-name="P19"><text:span text:style-name="Source_20_Text"><text:s text:c="4"/></text:span><text:span text:style-name="Source_20_Text"><text:span text:style-name="T5">LocalDate</text:span></text:span><text:span text:style-name="Source_20_Text"> fecha = </text:span><text:span text:style-name="Source_20_Text"><text:span text:style-name="T5">LocalDate</text:span></text:span><text:span text:style-name="Source_20_Text">.parse(input, DateTimeFormatter.ofPattern("dd/MM/yyyy"));</text:span></text:p>
      <text:p text:style-name="P19"><text:span text:style-name="Source_20_Text">} catch (DateTimeParseException ex) {</text:span></text:p>
      <text:p text:style-name="P19"><text:span text:style-name="Source_20_Text"><text:s text:c="4"/>// manejar entrada inválida</text:span></text:p>
      <text:p text:style-name="P20"><text:span text:style-name="Source_20_Text">}</text:span></text:p>
      <text:p text:style-name="P15">Conversión a <text:span text:style-name="Source_20_Text">Instant</text:span> (ejemplo completo):</text:p>
      <text:p text:style-name="P18"><text:span text:style-name="Source_20_Text"><text:span text:style-name="T5">LocalDate</text:span></text:span><text:span text:style-name="Source_20_Text"> d = </text:span><text:span text:style-name="Source_20_Text"><text:span text:style-name="T5">LocalDate</text:span></text:span><text:span text:style-name="Source_20_Text">.of(2025, 11, 30);</text:span></text:p>
      <text:p text:style-name="P19"><text:span text:style-name="Source_20_Text">ZonedDateTime zdt = d.atStartOfDay(ZoneId.systemDefault());</text:span></text:p>
      <text:p text:style-name="P20"><text:span text:style-name="Source_20_Text">Instant inst = zdt.toInstant();</text:span></text:p>
      <text:p text:style-name="P16"/>
      <text:h text:style-name="P17" text:outline-level="2">11) Documentación oficial (lectura recomendada)</text:h>
      <text:list text:style-name="L11">
        <text:list-item>
          <text:p text:style-name="P30">Clase <text:span text:style-name="Source_20_Text"><text:span text:style-name="T5">LocalDate</text:span></text:span> — especificación y API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0"><text:span text:style-name="Source_20_Text">DateTimeFormatter</text:span> — formateo y parseo. <text:a xlink:type="simple" xlink:href="https://docs.oracle.com/en/java/javase/21/docs/api/java.base/java/time/format/DateTimeFormatter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0"><text:soft-page-break/><text:span text:style-name="Source_20_Text">Chrono</text:span><text:span text:style-name="Source_20_Text"><text:span text:style-name="T5">LocalDate</text:span></text:span> / cronologías alternativas (si trabajas con calendarios distintos a ISO). <text:a xlink:type="simple" xlink:href="https://docs.oracle.com/en/java/javase/21/docs/api/java.base/java/time/chrono/ChronoLocalDate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0">Interoperabilidad <text:span text:style-name="Source_20_Text"><text:span text:style-name="T5">LocalDate</text:span></text:span> ↔ <text:span text:style-name="Source_20_Text">java.sql.Date</text:span>. <text:a xlink:type="simple" xlink:href="https://download.java.net/java/early_access/panama/docs/api/java.base/java/time/class-use/LocalDate.html?utm_source=chatgpt.com" office:target-frame-name="_blank" xlink:show="new" text:style-name="Internet_20_link" text:visited-style-name="Visited_20_Internet_20_Link">download.java.net</text:a></text:p>
        </text:list-item>
      </text:list>
      <text:p text:style-name="P16"/>
      <text:h text:style-name="P17" text:outline-level="2">12) Resumen técnico (puntos clave)</text:h>
      <text:list text:style-name="L12">
        <text:list-item>
          <text:p text:style-name="P31">Representa fecha (año–mes–día) sin tiempo ni zona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1">Inmutable y thread-safe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1">Crear: <text:span text:style-name="Source_20_Text">now()</text:span>, <text:span text:style-name="Source_20_Text">of(...)</text:span>, <text:span text:style-name="Source_20_Text">parse(...)</text:span>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1">Formateo/parseo flexible con <text:span text:style-name="Source_20_Text">DateTimeFormatter</text:span>. <text:a xlink:type="simple" xlink:href="https://docs.oracle.com/en/java/javase/21/docs/api/java.base/java/time/format/DateTimeFormatter.html?utm_source=chatgpt.com" office:target-frame-name="_blank" xlink:show="new" text:style-name="Internet_20_link" text:visited-style-name="Visited_20_Internet_20_Link">Oracle Docs</text:a></text:p>
        </text:list-item>
        <text:list-item>
          <text:p text:style-name="P31">Para convertir a instante hace falta combinar con hora y zona. <text:a xlink:type="simple" xlink:href="https://docs.oracle.com/javase/8/docs/api/java/time/LocalDate.html?utm_source=chatgpt.com" office:target-frame-name="_blank" xlink:show="new" text:style-name="Internet_20_link" text:visited-style-name="Visited_20_Internet_20_Link">Oracle Docs</text:a>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, Arial, Helvetica, sans-serif"/>
    <style:font-face style:name="DejaVu Sans Mono" svg:font-family="'DejaVu Sans Mono', monospace"/>
    <style:font-face style:name="DejaVu Serif" svg:font-family="'DejaVu Serif', Georgia, 'Times New Roman', Times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9:33:43.379948483</meta:creation-date>
    <dc:date>2025-11-30T20:45:23.517616027</dc:date>
    <meta:editing-duration>PT7M22S</meta:editing-duration>
    <meta:editing-cycles>1</meta:editing-cycles>
    <meta:document-statistic meta:table-count="0" meta:image-count="0" meta:object-count="0" meta:page-count="5" meta:paragraph-count="85" meta:word-count="742" meta:character-count="5533" meta:non-whitespace-character-count="4800"/>
    <meta:generator>LibreOffice/25.2.3.2$Linux_X86_64 LibreOffice_project/520$Build-2</meta:generator>
  </office:meta>
</office:document-meta>
</file>